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style:text-line-through-style="solid" style:text-line-through-type="single" officeooo:paragraph-rsid="000d64b8"/>
    </style:style>
    <style:style style:name="P9" style:family="paragraph" style:parent-style-name="Text_20_body">
      <style:text-properties officeooo:rsid="0011affa" officeooo:paragraph-rsid="0011affa"/>
    </style:style>
    <style:style style:name="P10" style:family="paragraph" style:parent-style-name="Text_20_body">
      <style:text-properties officeooo:rsid="00242bbb" officeooo:paragraph-rsid="00242bbb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3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4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5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6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paragraph-rsid="000d64b8"/>
    </style:style>
    <style:style style:name="P21" style:family="paragraph" style:parent-style-name="Text_20_body">
      <style:text-properties officeooo:rsid="003aa1c4" officeooo:paragraph-rsid="003aa1c4"/>
    </style:style>
    <style:style style:name="P22" style:family="paragraph" style:parent-style-name="Text_20_body">
      <style:text-properties officeooo:rsid="0033816e" officeooo:paragraph-rsid="0033816e"/>
    </style:style>
    <style:style style:name="P23" style:family="paragraph" style:parent-style-name="Text_20_body">
      <style:text-properties officeooo:rsid="003d7437" officeooo:paragraph-rsid="003d7437"/>
    </style:style>
    <style:style style:name="P24" style:family="paragraph" style:parent-style-name="Text_20_body">
      <style:text-properties officeooo:rsid="003e7060" officeooo:paragraph-rsid="003e7060"/>
    </style:style>
    <style:style style:name="P25" style:family="paragraph" style:parent-style-name="Text_20_body">
      <style:text-properties officeooo:rsid="004508a9" officeooo:paragraph-rsid="004508a9"/>
    </style:style>
    <style:style style:name="P26" style:family="paragraph" style:parent-style-name="Text_20_body">
      <style:text-properties officeooo:rsid="00709b89" officeooo:paragraph-rsid="00709b89"/>
    </style:style>
    <style:style style:name="P27" style:family="paragraph" style:parent-style-name="Text_20_body">
      <style:text-properties officeooo:rsid="006eb678" officeooo:paragraph-rsid="006eb678"/>
    </style:style>
    <style:style style:name="P28" style:family="paragraph" style:parent-style-name="Text_20_body">
      <style:text-properties officeooo:rsid="00785071" officeooo:paragraph-rsid="00785071"/>
    </style:style>
    <style:style style:name="P29" style:family="paragraph" style:parent-style-name="Text_20_body">
      <style:text-properties officeooo:rsid="00791ddf" officeooo:paragraph-rsid="00791ddf"/>
    </style:style>
    <style:style style:name="P30" style:family="paragraph" style:parent-style-name="Text_20_body">
      <style:text-properties officeooo:rsid="007aa661" officeooo:paragraph-rsid="007aa661"/>
    </style:style>
    <style:style style:name="P31" style:family="paragraph" style:parent-style-name="Text_20_body">
      <style:text-properties officeooo:rsid="007c7045" officeooo:paragraph-rsid="007c7045"/>
    </style:style>
    <style:style style:name="P32" style:family="paragraph" style:parent-style-name="Text_20_body">
      <style:text-properties officeooo:rsid="007f0263" officeooo:paragraph-rsid="007f0263"/>
    </style:style>
    <style:style style:name="P33" style:family="paragraph" style:parent-style-name="Text_20_body">
      <style:text-properties officeooo:rsid="00844499" officeooo:paragraph-rsid="00844499"/>
    </style:style>
    <style:style style:name="P34" style:family="paragraph" style:parent-style-name="Text_20_body">
      <style:text-properties officeooo:rsid="0087a335" officeooo:paragraph-rsid="0087a335"/>
    </style:style>
    <style:style style:name="P35" style:family="paragraph" style:parent-style-name="Text_20_body">
      <style:text-properties officeooo:rsid="0087f0b5" officeooo:paragraph-rsid="0087f0b5"/>
    </style:style>
    <style:style style:name="P36" style:family="paragraph" style:parent-style-name="Text_20_body">
      <style:text-properties officeooo:rsid="0088da7f" officeooo:paragraph-rsid="0088da7f"/>
    </style:style>
    <style:style style:name="P37" style:family="paragraph" style:parent-style-name="Text_20_body">
      <style:text-properties officeooo:rsid="008a0aad" officeooo:paragraph-rsid="008a0aad"/>
    </style:style>
    <style:style style:name="P38" style:family="paragraph" style:parent-style-name="Text_20_body">
      <style:text-properties officeooo:rsid="008a756c" officeooo:paragraph-rsid="008a756c"/>
    </style:style>
    <style:style style:name="P39" style:family="paragraph" style:parent-style-name="Text_20_body">
      <style:text-properties officeooo:rsid="008cbe6b" officeooo:paragraph-rsid="008a0aad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47" style:family="paragraph" style:parent-style-name="Text_20_body">
      <style:text-properties style:text-line-through-style="solid" style:text-line-through-type="single" officeooo:rsid="0087a335" officeooo:paragraph-rsid="0087a335"/>
    </style:style>
    <style:style style:name="P48" style:family="paragraph" style:parent-style-name="Text_20_body">
      <style:text-properties style:text-line-through-style="solid" style:text-line-through-type="single" officeooo:rsid="008bb8b4" officeooo:paragraph-rsid="008bb8b4"/>
    </style:style>
    <style:style style:name="P49" style:family="paragraph" style:parent-style-name="Text_20_body">
      <style:text-properties style:text-line-through-style="solid" style:text-line-through-type="single" officeooo:rsid="007e302e" officeooo:paragraph-rsid="007e302e"/>
    </style:style>
    <style:style style:name="P50" style:family="paragraph" style:parent-style-name="Text_20_body">
      <style:text-properties style:text-line-through-style="solid" style:text-line-through-type="single" officeooo:rsid="007f0263" officeooo:paragraph-rsid="007f0263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style:text-line-through-style="solid" style:text-line-through-type="single" officeooo:rsid="0060f0ff"/>
    </style:style>
    <style:style style:name="T31" style:family="text">
      <style:text-properties style:text-line-through-style="solid" style:text-line-through-type="single" officeooo:rsid="0072a88b"/>
    </style:style>
    <style:style style:name="T32" style:family="text">
      <style:text-properties style:text-line-through-style="solid" style:text-line-through-type="single" officeooo:rsid="008e7f95"/>
    </style:style>
    <style:style style:name="T33" style:family="text">
      <style:text-properties officeooo:rsid="0012bd52"/>
    </style:style>
    <style:style style:name="T34" style:family="text">
      <style:text-properties officeooo:rsid="00147315"/>
    </style:style>
    <style:style style:name="T35" style:family="text">
      <style:text-properties officeooo:rsid="00165080"/>
    </style:style>
    <style:style style:name="T36" style:family="text">
      <style:text-properties officeooo:rsid="001670a3"/>
    </style:style>
    <style:style style:name="T37" style:family="text">
      <style:text-properties officeooo:rsid="0017d1b5"/>
    </style:style>
    <style:style style:name="T38" style:family="text">
      <style:text-properties officeooo:rsid="0018be3e"/>
    </style:style>
    <style:style style:name="T39" style:family="text">
      <style:text-properties officeooo:rsid="0019a396"/>
    </style:style>
    <style:style style:name="T40" style:family="text">
      <style:text-properties officeooo:rsid="001a033c"/>
    </style:style>
    <style:style style:name="T41" style:family="text">
      <style:text-properties officeooo:rsid="001ba5d4"/>
    </style:style>
    <style:style style:name="T42" style:family="text">
      <style:text-properties officeooo:rsid="000d64b8"/>
    </style:style>
    <style:style style:name="T43" style:family="text">
      <style:text-properties officeooo:rsid="001ebd10"/>
    </style:style>
    <style:style style:name="T44" style:family="text">
      <style:text-properties officeooo:rsid="001f53ae"/>
    </style:style>
    <style:style style:name="T45" style:family="text">
      <style:text-properties officeooo:rsid="00202ac1"/>
    </style:style>
    <style:style style:name="T46" style:family="text">
      <style:text-properties officeooo:rsid="00210d74"/>
    </style:style>
    <style:style style:name="T47" style:family="text">
      <style:text-properties officeooo:rsid="00218a61"/>
    </style:style>
    <style:style style:name="T48" style:family="text">
      <style:text-properties officeooo:rsid="00232d6f"/>
    </style:style>
    <style:style style:name="T49" style:family="text">
      <style:text-properties officeooo:rsid="00242bbb"/>
    </style:style>
    <style:style style:name="T50" style:family="text">
      <style:text-properties officeooo:rsid="002506c5"/>
    </style:style>
    <style:style style:name="T51" style:family="text">
      <style:text-properties officeooo:rsid="002a6d7f"/>
    </style:style>
    <style:style style:name="T52" style:family="text">
      <style:text-properties officeooo:rsid="00331d51"/>
    </style:style>
    <style:style style:name="T53" style:family="text">
      <style:text-properties officeooo:rsid="0036ec75"/>
    </style:style>
    <style:style style:name="T54" style:family="text">
      <style:text-properties officeooo:rsid="0037fd94"/>
    </style:style>
    <style:style style:name="T55" style:family="text">
      <style:text-properties officeooo:rsid="003a9352"/>
    </style:style>
    <style:style style:name="T56" style:family="text">
      <style:text-properties officeooo:rsid="003c8203"/>
    </style:style>
    <style:style style:name="T57" style:family="text">
      <style:text-properties officeooo:rsid="003cd933"/>
    </style:style>
    <style:style style:name="T58" style:family="text">
      <style:text-properties officeooo:rsid="00709b89"/>
    </style:style>
    <style:style style:name="T59" style:family="text">
      <style:text-properties officeooo:rsid="0072a88b"/>
    </style:style>
    <style:style style:name="T60" style:family="text">
      <style:text-properties officeooo:rsid="00736b8f"/>
    </style:style>
    <style:style style:name="T61" style:family="text">
      <style:text-properties officeooo:rsid="0073c7cf"/>
    </style:style>
    <style:style style:name="T62" style:family="text">
      <style:text-properties officeooo:rsid="00753b66"/>
    </style:style>
    <style:style style:name="T63" style:family="text">
      <style:text-properties officeooo:rsid="00766a90"/>
    </style:style>
    <style:style style:name="T64" style:family="text">
      <style:text-properties officeooo:rsid="0081a259"/>
    </style:style>
    <style:style style:name="T65" style:family="text">
      <style:text-properties officeooo:rsid="00829e52"/>
    </style:style>
    <style:style style:name="T66" style:family="text">
      <style:text-properties officeooo:rsid="0084dcb0"/>
    </style:style>
    <style:style style:name="T67" style:family="text">
      <style:text-properties officeooo:rsid="0084f90d"/>
    </style:style>
    <style:style style:name="T68" style:family="text">
      <style:text-properties officeooo:rsid="00857945"/>
    </style:style>
    <style:style style:name="T69" style:family="text">
      <style:text-properties officeooo:rsid="0087f0b5"/>
    </style:style>
    <style:style style:name="T70" style:family="text">
      <style:text-properties officeooo:rsid="0088da7f"/>
    </style:style>
    <style:style style:name="T71" style:family="text">
      <style:text-properties officeooo:rsid="008d3295"/>
    </style:style>
    <style:style style:name="T72" style:family="text">
      <style:text-properties officeooo:rsid="008e7f95"/>
    </style:style>
    <style:style style:name="T73" style:family="text">
      <style:text-properties officeooo:rsid="00914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1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3">Handhabung besser machen, dass man es besser benutzen kann</text:span></text:p>
      <text:p text:style-name="Text_20_body">- <text:span text:style-name="T47">optimale confidence feststellen</text:span></text:p>
      <text:p text:style-name="Text_20_body">- <text:span text:style-name="T47">beste performance rausholen</text:span></text:p>
      <text:p text:style-name="P2">- <text:span text:style-name="T52">tests einbauen um sicher zu gehen dass die Daten auch am Ende richtig zugeordnet sind (also features und labels)</text:span></text:p>
      <text:p text:style-name="Text_20_body">- <text:span text:style-name="T53">Ergebnisse visualisieren mit jupyter notebook</text:span></text:p>
      <text:p text:style-name="Text_20_body"/>
      <text:h text:style-name="Heading_20_3" text:outline-level="3">Bis <text:span text:style-name="T54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8"><text:span text:style-name="T42">(evtl Parameter </text:span><text:span text:style-name="T2">implementieren)</text:span></text:p>
      <text:p text:style-name="P20"/>
      <text:h text:style-name="Heading_20_3" text:outline-level="3">Bis <text:span text:style-name="T54">21.1.22</text:span>:</text:h>
      <text:p text:style-name="P7">experiment aufbau durchdenken <text:span text:style-name="T55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6">in progress</text:span></text:p>
      <text:p text:style-name="P7">durchdenken welche daten und visualisierungen ich abspeichern muss</text:p>
      <text:p text:style-name="P7"/>
      <text:p text:style-name="P12">Bis 28.<text:span text:style-name="T57">2</text:span>.22:</text:p>
      <text:p text:style-name="P12">- <text:span text:style-name="T3">datenaugementierung fixen</text:span></text:p>
      <text:p text:style-name="P12">- <text:span text:style-name="T3">laufzeit reduzieren!!</text:span></text:p>
      <text:p text:style-name="P12"><text:soft-page-break/>- <text:span text:style-name="T3">visualisierungen mit w&amp;b von confidence mit accuracy/f1 score</text:span></text:p>
      <text:p text:style-name="P12">- </text:p>
      <text:p text:style-name="P12"/>
      <text:p text:style-name="P13">Bis 3.22</text:p>
      <text:p text:style-name="P13">-<text:span text:style-name="T3"> ich bin durch mit coden und es ist bereit zum generieren von ergebnissen</text:span></text:p>
      <text:p text:style-name="P13">- <text:span text:style-name="T3">ich habe stichpunkte für die methods section in overleaf</text:span></text:p>
      <text:p text:style-name="P13">- ich habe stichpunkte für die background section in overleaf</text:p>
      <text:p text:style-name="P13"/>
      <text:p text:style-name="P16">Bis 1.4.2022:</text:p>
      <text:p text:style-name="P16">- <text:span text:style-name="T3">Ergebnisse vollständig generiert</text:span></text:p>
      <text:p text:style-name="P16">-<text:span text:style-name="T3"> vorher Abschätzung welches NN am besten passt</text:span></text:p>
      <text:p text:style-name="P16">- <text:span text:style-name="T30">Eindruck welche Konfiguration am besten funktioniert!</text:span></text:p>
      <text:p text:style-name="P16">- Background section vorläufig fertig</text:p>
      <text:p text:style-name="P16">- <text:span text:style-name="T3">methods section vorläufig fertig</text:span></text:p>
      <text:p text:style-name="P13"/>
      <text:h text:style-name="Heading_20_3" text:outline-level="3">Problem:</text:h>
      <text:p text:style-name="P21">Ich verwende von Anfang nur die Embeddings und nicht mehr strings, das ist ein riesiges Problem da ich zur Datenaugmentierung die strings brauche!!!</text:p>
      <text:p text:style-name="P21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8">jeweils für fasttext und meta modell</text:span></text:p>
      <text:p text:style-name="P1">- <text:span text:style-name="T5">markieren, an welchen Stellen ich etwas ändern muss</text:span></text:p>
      <text:p text:style-name="P9">- genau überlegen was ich als trainingsdaten, was als testdaten nehmen will</text:p>
      <text:p text:style-name="P40">- <text:span text:style-name="T34">ich habe welle 1 gelabelte Daten</text:span></text:p>
      <text:p text:style-name="P40">- <text:span text:style-name="T34">von welle 2 sind einige Daten über das Wörterbuch gelabelt </text:span><text:span text:style-name="T36">(ohne selbstständige)</text:span></text:p>
      <text:p text:style-name="P40">- <text:span text:style-name="T34">von welle 3 sind einige Daten über das Wörterbuch gelabelt </text:span><text:span text:style-name="T36">(ohne selbstständige)</text:span></text:p>
      <text:p text:style-name="P40">- <text:span text:style-name="T35">ich habe das Wörterbuch selbst mit passenden Oesch codes </text:span><text:span text:style-name="T38">(ohne selbstständige)</text:span></text:p>
      <text:p text:style-name="P40">- <text:span text:style-name="T37">ich habe die metadaten von welle 1, 2 und 3 (aufgeteilt nach selbstständige und angestellte)</text:span></text:p>
      <text:p text:style-name="P40">- <text:span text:style-name="T39">derzeit nutze ich welle 2 und welle 3 nur für das metadaten modell</text:span></text:p>
      <text:p text:style-name="P44"><text:soft-page-break/>- <text:span text:style-name="T43">derzeit:</text:span></text:p>
      <text:p text:style-name="P41"><text:span text:style-name="T44">-fasttext modell: </text:span><text:span text:style-name="T43">trainingsdaten sind das komplette wörterbuch und ein Anteil </text:span><text:span text:style-name="T44">von welle 1 </text:span><text:span text:style-name="T45">in großschreibung und noch einmal in kleinschreibung</text:span></text:p>
      <text:p text:style-name="P41"><text:span text:style-name="T44">- </text:span><text:span text:style-name="T45">validierungsdaten sind nur von welle 1 der übrige Anteil</text:span></text:p>
      <text:p text:style-name="P42">- metamodell: <text:span text:style-name="T46">verwendet als trainingsdaten alle metadaten von einem anteil von welle 1, und vollständig von den über das Wörterbuch gelabelten Daten von Welle 2 und 3</text:span></text:p>
      <text:p text:style-name="P43">- validierungsdaten: nur den übrig gebliebenen Anteil von Welle 1</text:p>
      <text:p text:style-name="P45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46">Frage: darf ich bei metamodell validierungsdaten auch einen Anteil der gelabelten Daten von Welle 2 und 3 nehmen? Tendenziell nein, da ich dann über eine ecke trainingsdaten in den validierungsdaten habe?</text:p>
      <text:p text:style-name="P9">- pipeline in presplit und postsplit aufteilen</text:p>
      <text:p text:style-name="P40">- <text:span text:style-name="T40">presplit werden trainings und validierungsdaten gleich behandelt (also einlesen, formatieren etc.</text:span><text:span text:style-name="T49">)</text:span></text:p>
      <text:p text:style-name="P40">- <text:span text:style-name="T41">postsplit werden trainings und validierungsdaten unterschiedlich behandelt (data augmentation, normalisieren etc.)</text:span></text:p>
      <text:p text:style-name="P9">- darauf achten, dass datenformate gleich bleiben für weitere Verarbeitung</text:p>
      <text:p text:style-name="P9"/>
      <text:p text:style-name="P10">Plan:</text:p>
      <text:p text:style-name="P18">datengenerierung aufteilen in</text:p>
      <text:p text:style-name="P4">-<text:span text:style-name="T50">presplit datengenerierung, enthält nur die welle 1 daten</text:span></text:p>
      <text:p text:style-name="P10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10"/>
      <text:h text:style-name="Heading_20_3" text:outline-level="3">Fragen:</text:h>
      <text:p text:style-name="P19">Muss ich einen Teil der Daten komplett aus dem Crossvalidation Ding rauslassen? <text:span text:style-name="T51">Also daten in train, test und validation datensatz teilen? </text:span><text:span text:style-name="T53">Nein vermutlich nicht nötig</text:span></text:p>
      <text:p text:style-name="P22">Sollte ich weights and biases verwenden? <text:span text:style-name="T53">Ja</text:span></text:p>
      <text:p text:style-name="P22"/>
      <text:p text:style-name="P23">Was noch zu tun ist:</text:p>
      <text:p text:style-name="P24">- <text:span text:style-name="T3">datensatz shufflen und embeddings hinzufügen, </text:span><text:span text:style-name="T11">einmal Mats fragen</text:span></text:p>
      <text:p text:style-name="P24">-<text:span text:style-name="T3"> </text:span><text:span text:style-name="T11">remove numbers und remove punctuation implementieren</text:span></text:p>
      <text:p text:style-name="P24"><text:soft-page-break/>- <text:span text:style-name="T19">einmal überprüfen ob Datensatz nicht broken ist</text:span></text:p>
      <text:p text:style-name="P24">- <text:span text:style-name="T12">model </text:span><text:span text:style-name="T13">training caching schneller machen</text:span></text:p>
      <text:p text:style-name="P24">- <text:span text:style-name="T19">neural network hinzufügen</text:span></text:p>
      <text:p text:style-name="P24">- <text:span text:style-name="T13">config </text:span><text:span text:style-name="T24">finalisieren</text:span></text:p>
      <text:p text:style-name="P24">- <text:span text:style-name="T13">debuggen</text:span></text:p>
      <text:p text:style-name="P24">- <text:span text:style-name="T14">combi dataset </text:span><text:span text:style-name="T15">anpassen und probieren ob es noch läuft</text:span></text:p>
      <text:p text:style-name="P14">- <text:span text:style-name="T3">handgelabelte daten in prozess einbinden: </text:span><text:span text:style-name="T25">welle 1 und welle 3 zusammenfügen, welle 4 statt welle 3 als zusatzdaten verwenden</text:span></text:p>
      <text:p text:style-name="P14">- <text:span text:style-name="T23">evaluierung hübsch machen</text:span></text:p>
      <text:p text:style-name="P14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4">- <text:span text:style-name="T20">logging einbauen</text:span></text:p>
      <text:p text:style-name="P14">-<text:span text:style-name="T3"> </text:span><text:span text:style-name="T26">setup für das finale durchlaufen lassen aufbauen</text:span></text:p>
      <text:p text:style-name="P14">-<text:span text:style-name="T3"> </text:span><text:span text:style-name="T26">wandb resetten so dass nur die richtigen Ergebnisse gespeichert werden</text:span></text:p>
      <text:p text:style-name="P14">- <text:span text:style-name="T27">zeit loggen pro k fold durchgang und gesamtzeit</text:span></text:p>
      <text:p text:style-name="P14">- <text:span text:style-name="T28">durchlaufen lassen um Ergebnisse zu erziele</text:span><text:span text:style-name="T29">n</text:span></text:p>
      <text:p text:style-name="P14"/>
      <text:p text:style-name="P15">Todo Analyse:</text:p>
      <text:p text:style-name="P15">-<text:span text:style-name="T3"> notebook erstellen um plots zu generieren</text:span></text:p>
      <text:p text:style-name="P15">- <text:span text:style-name="T31">Ich muss meine Läufe extrahieren und averagen über die random seeds hinweg! </text:span><text:span text:style-name="T32">Done</text:span></text:p>
      <text:p text:style-name="P14"/>
      <text:p text:style-name="P17">Todo Schreiben:</text:p>
      <text:p text:style-name="P17">- schierholz für background section consulten (er hat wirklich gute zitationen)</text:p>
      <text:p text:style-name="P24"/>
      <text:p text:style-name="P25">Background section:</text:p>
      <text:p text:style-name="P25">stelle Fasttext vor</text:p>
      <text:p text:style-name="P25">stelle problem vor von occupation coding</text:p>
      <text:p text:style-name="P25">ende: warum ich problem von occupation coding und fasttext kombiniere</text:p>
      <text:p text:style-name="P25"/>
      <text:p text:style-name="P25"/>
      <text:p text:style-name="P25"/>
      <text:p text:style-name="P25"/>
      <text:p text:style-name="P26"><text:soft-page-break/>Fragen:</text:p>
      <text:p text:style-name="P27">- <text:span text:style-name="T58">occupation coding? Oder job-title classification? </text:span><text:span text:style-name="T60">Ich glaube ersteres!!! Muss ich überall ändern </text:span><text:span text:style-name="T64">occupation coding</text:span></text:p>
      <text:p text:style-name="P27">- <text:span text:style-name="T61">soll ich alle 13 paper die auf den codierungen aufbauen zitieren? </text:span><text:span text:style-name="T65">Kann ich machen</text:span></text:p>
      <text:p text:style-name="P33">wurde der Datensatz publiziert? Ich glaube nicht</text:p>
      <text:p text:style-name="P27">- <text:span text:style-name="T62">wieviel Datenanalyse soll ich betreiben? Insbesondere für die Meta Daten, könnte da zb für jedes feature einen eigenen Plot machen </text:span><text:span text:style-name="T66">(nur wenn ich keine guten results habe)</text:span></text:p>
      <text:p text:style-name="P27">- <text:span text:style-name="T63">Daten section ist echt groß geworden in methods, sollte ich ein eigenes chapter daraus machen? </text:span><text:span text:style-name="T67">Erstmal in methods lassen</text:span></text:p>
      <text:p text:style-name="P27"/>
      <text:p text:style-name="P27"/>
      <text:p text:style-name="P28">Micro F1</text:p>
      <text:p text:style-name="P29">balanced accuracy</text:p>
      <text:p text:style-name="P29">viele lokale maxima</text:p>
      <text:p text:style-name="P29">performance unterschiedlich in verschiedenen maxima</text:p>
      <text:p text:style-name="P30">ist okay besten random seed zu nehmen</text:p>
      <text:p text:style-name="P31">remove numbers nochmal anschauen</text:p>
      <text:p text:style-name="P31">zusatzdaten verkleinern, <text:span text:style-name="T68">dann aber alle nochmal laufen lassen damit</text:span></text:p>
      <text:p text:style-name="P49">2 weitere random seeds <text:span text:style-name="T70">auch für meta modell!!</text:span></text:p>
      <text:p text:style-name="P50">averagen über 5 random seeds</text:p>
      <text:p text:style-name="P32"><text:s/><text:span text:style-name="T69">ich darf fasttext section übernehmen</text:span></text:p>
      <text:p text:style-name="P36">limitations and future work: hyper-parameter optimierung</text:p>
      <text:p text:style-name="P32"/>
      <text:p text:style-name="P34">Bis <text:span text:style-name="T73">14</text:span>.4.2022</text:p>
      <text:p text:style-name="P47">analyse: weitere trainings anstoßen <text:span text:style-name="T71">done</text:span></text:p>
      <text:p text:style-name="P47">averagen über random seeds <text:span text:style-name="T71">done</text:span></text:p>
      <text:p text:style-name="P34">methods section fertig</text:p>
      <text:p text:style-name="P35">background section fertig</text:p>
      <text:p text:style-name="P48">results angefangen</text:p>
      <text:p text:style-name="P35"/>
      <text:p text:style-name="P35"/>
      <text:p text:style-name="P35"/>
      <text:p text:style-name="P35"/>
      <text:p text:style-name="P35"><text:soft-page-break/>struktur für results:</text:p>
      <text:p text:style-name="P35">von grob zu detailliert</text:p>
      <text:p text:style-name="P36">meta modell, fasttext modell, combi modell einzeln besprechen</text:p>
      <text:p text:style-name="P37">welche modelle funktionieren am besten</text:p>
      <text:p text:style-name="P38">welchen Einfluss haben Zusatzdaten</text:p>
      <text:p text:style-name="P38">wie wirkt sich preprocessing aus (cleaning and augmentation)</text:p>
      <text:p text:style-name="P38">combi modell:</text:p>
      <text:p text:style-name="P38">confidences!</text:p>
      <text:p text:style-name="P36"/>
      <text:p text:style-name="P36"/>
      <text:p text:style-name="P36">in results auch einordnung, aber was es genau heißt erst in discussion</text:p>
      <text:p text:style-name="P36"/>
      <text:p text:style-name="P37">discussion parallel schreiben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16T23:06:07.617000000</dc:date>
    <meta:editing-duration>P34DT14H53S</meta:editing-duration>
    <meta:editing-cycles>115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30" meta:word-count="1016" meta:character-count="6885" meta:non-whitespace-character-count="5996"/>
  </office:meta>
</office:document-meta>
</file>